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524cm" svg:x="7.731cm" svg:y="2.27cm">
          <text:p text:style-name="P1"><text:span text:style-name="T1">As</text:span><text:span text:style-name="T1">si</text:span><text:span text:style-name="T1">na</text:span><text:span text:style-name="T1">tur</text:span><text:span text:style-name="T1">a </text:span><text:span text:style-name="T1">de </text:span><text:span text:style-name="T1">nó </text:span><text:span text:style-name="T1">es</text:span><text:span text:style-name="T1">tát</text:span><text:span text:style-name="T1">ic</text:span><text:span text:style-name="T1">o </text:span><text:span text:style-name="T1">re</text:span><text:span text:style-name="T1">ce</text:span><text:span text:style-name="T1">bi</text:span><text:span text:style-name="T1">da </text:span><text:span text:style-name="T1">do </text:span><text:span text:style-name="T1">N</text:span><text:span text:style-name="T1">et</text:span><text:span text:style-name="T1">w</text:span><text:span text:style-name="T1">La</text:span><text:span text:style-name="T1">y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53cm" svg:height="1.905cm" svg:x="7.731cm" svg:y="5.445cm">
          <text:p text:style-name="P2"><text:span text:style-name="T2">Calibration Mode 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6.096cm" svg:height="1.524cm" svg:x="7.223cm" svg:y="20.812cm">
          <text:p text:style-name="P1"><text:span text:style-name="T1">Guarda a assinatura recebida em staticNodeAddrCol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23cm" svg:height="0.725cm" svg:x="10.144cm" svg:y="7.387cm">
          <draw:text-box>
            <text:p><text:span text:style-name="T3">Sim</text:span></text:p>
          </draw:text-box>
        </draw:frame>
        <draw:custom-shape draw:style-name="gr1" draw:text-style-name="P1" xml:id="id5" draw:id="id5" draw:layer="layout" svg:width="5.08cm" svg:height="2.413cm" svg:x="7.731cm" svg:y="15.986cm">
          <text:p text:style-name="P1"><text:span text:style-name="T1">Calcula média e desvio padrão para cada nó estático e guarda no radioMap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81cm" svg:height="0.725cm" svg:x="6.334cm" svg:y="5.609cm">
          <draw:text-box>
            <text:p><text:span text:style-name="T3">Não</text:span></text:p>
          </draw:text-box>
        </draw:frame>
        <draw:custom-shape draw:style-name="gr2" draw:text-style-name="P3" xml:id="id3" draw:id="id3" draw:layer="layout" svg:width="5.053cm" svg:height="1.905cm" svg:x="7.731cm" svg:y="8.874cm">
          <text:p text:style-name="P2"><text:span text:style-name="T2">Posição do nó mud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4" draw:id="id4" draw:layer="layout" svg:width="5.053cm" svg:height="2.54cm" svg:x="7.758cm" svg:y="12.176cm">
          <text:p text:style-name="P2"><text:span text:style-name="T2">Existem nós estáticos suficientes na amost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0.271cm" svg:y1="3.794cm" svg:x2="10.258cm" svg:y2="5.445cm" draw:start-shape="id1" draw:start-glue-point="2" draw:end-shape="id2" draw:end-glue-point="4" svg:d="m10271 3794v826h-13v825">
          <text:p/>
        </draw:connector>
        <draw:connector draw:style-name="gr4" draw:text-style-name="P2" draw:layer="layout" svg:x1="10.258cm" svg:y1="7.35cm" svg:x2="10.258cm" svg:y2="8.874cm" draw:start-shape="id2" draw:start-glue-point="6" draw:end-shape="id3" draw:end-glue-point="4" svg:d="m10258 7350v1524">
          <text:p/>
        </draw:connector>
        <draw:line draw:style-name="gr4" draw:text-style-name="P2" draw:layer="layout" svg:x1="10.271cm" svg:y1="10.906cm" svg:x2="10.271cm" svg:y2="12.176cm">
          <text:p/>
        </draw:line>
        <draw:connector draw:style-name="gr4" draw:text-style-name="P2" draw:layer="layout" svg:x1="10.285cm" svg:y1="14.716cm" svg:x2="10.271cm" svg:y2="15.986cm" draw:start-shape="id4" draw:start-glue-point="6" draw:end-shape="id5" draw:end-glue-point="0" svg:d="m10285 14716v635h-14v635">
          <text:p/>
        </draw:connector>
        <draw:connector draw:style-name="gr4" draw:text-style-name="P2" draw:layer="layout" svg:x1="10.271cm" svg:y1="18.399cm" svg:x2="10.271cm" svg:y2="20.812cm" draw:start-shape="id5" draw:start-glue-point="2" draw:end-shape="id6" draw:end-glue-point="0" svg:d="m10271 18399v2413">
          <text:p/>
        </draw:connector>
        <draw:connector draw:style-name="gr4" draw:text-style-name="P2" draw:layer="layout" draw:line-skew="-1.785cm" svg:x1="7.731cm" svg:y1="6.398cm" svg:x2="7.223cm" svg:y2="21.574cm" draw:start-shape="id2" draw:start-glue-point="5" draw:end-shape="id6" svg:d="m7731 6398h-2794v15176h2286">
          <text:p/>
        </draw:connector>
        <draw:connector draw:style-name="gr4" draw:text-style-name="P2" draw:layer="layout" draw:line-skew="1.53cm" svg:x1="12.784cm" svg:y1="9.827cm" svg:x2="13.319cm" svg:y2="21.574cm" draw:start-shape="id3" draw:start-glue-point="7" draw:end-shape="id6" svg:d="m12784 9827h2567v11747h-2032">
          <text:p/>
        </draw:connector>
        <draw:frame draw:style-name="gr3" draw:text-style-name="P4" draw:layer="layout" svg:width="1.23cm" svg:height="0.725cm" svg:x="10.144cm" svg:y="10.906cm">
          <draw:text-box>
            <text:p><text:span text:style-name="T3">Sim</text:span></text:p>
          </draw:text-box>
        </draw:frame>
        <draw:frame draw:style-name="gr3" draw:text-style-name="P4" draw:layer="layout" svg:width="1.281cm" svg:height="0.725cm" svg:x="12.557cm" svg:y="9.165cm">
          <draw:text-box>
            <text:p><text:span text:style-name="T3">Não</text:span></text:p>
          </draw:text-box>
        </draw:frame>
        <draw:connector draw:style-name="gr4" draw:text-style-name="P2" draw:layer="layout" draw:line-skew="1.53cm" svg:x1="12.811cm" svg:y1="13.446cm" svg:x2="13.319cm" svg:y2="21.574cm" draw:start-shape="id4" draw:start-glue-point="7" draw:end-shape="id6" draw:end-glue-point="1" svg:d="m12811 13446h2540v8128h-2032">
          <text:p/>
        </draw:connector>
        <draw:frame draw:style-name="gr3" draw:text-style-name="P4" draw:layer="layout" svg:width="1.281cm" svg:height="0.725cm" svg:x="12.673cm" svg:y="12.721cm">
          <draw:text-box>
            <text:p><text:span text:style-name="T3">Não</text:span></text:p>
          </draw:text-box>
        </draw:frame>
        <draw:frame draw:style-name="gr3" draw:text-style-name="P4" draw:layer="layout" svg:width="1.23cm" svg:height="0.725cm" svg:x="10.184cm" svg:y="14.753cm">
          <draw:text-box>
            <text:p><text:span text:style-name="T3">S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30T00:00:43</dc:date>
    <dc:creator>mnobrega </dc:creator>
    <meta:editing-duration>PT26M</meta:editing-duration>
    <meta:editing-cycles>2</meta:editing-cycles>
    <meta:generator>LibreOffice/3.5$Linux_X86_64 LibreOffice_project/350m1$Build-2</meta:generator>
    <meta:document-statistic meta:object-count="20"/>
  </office:meta>
</office:document-meta>
</file>